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Roboto Mono" svg:font-family="'Roboto Mono', consolas, monaco, monospace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6ad8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4c7c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7924a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1e6ad8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68f28" officeooo:paragraph-rsid="0024c7c9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a3ef0" officeooo:paragraph-rsid="0024c7c9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3bc633" officeooo:paragraph-rsid="0024c7c9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5021" officeooo:paragraph-rsid="001e6ad8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04ada2" officeooo:paragraph-rsid="0042ac3a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42ac3a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536a7b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5d28c" officeooo:paragraph-rsid="001e6ad8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79a72" officeooo:paragraph-rsid="001e6ad8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42ac3a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36a7b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20" style:family="paragraph" style:parent-style-name="Standard">
      <loext:graphic-properties draw:fill="none"/>
      <style:paragraph-properties fo:margin-left="0in" fo:margin-right="0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4c7c9" officeooo:paragraph-rsid="0024c7c9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8971" officeooo:paragraph-rsid="001e6ad8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cf716" officeooo:paragraph-rsid="001e6ad8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5ece02" officeooo:paragraph-rsid="001e6ad8" fo:background-color="#fffffe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paragraph-rsid="003442c7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officeooo:rsid="00268f28" officeooo:paragraph-rsid="0024c7c9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3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546f9"/>
    </style:style>
    <style:style style:name="P33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5f0f60"/>
    </style:style>
    <style:style style:name="P34" style:family="paragraph" style:parent-style-name="Preformatted_20_Text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35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P36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officeooo:paragraph-rsid="00778c62"/>
    </style:style>
    <style:style style:name="P37" style:family="paragraph" style:parent-style-name="Preformatted_20_Text">
      <style:text-properties officeooo:paragraph-rsid="0051d12e"/>
    </style:style>
    <style:style style:name="P38" style:family="paragraph" style:parent-style-name="Preformatted_20_Text">
      <style:paragraph-properties fo:break-before="page"/>
      <style:text-properties officeooo:rsid="0004ada2" officeooo:paragraph-rsid="005f0f60"/>
    </style:style>
    <style:style style:name="P39" style:family="paragraph" style:parent-style-name="Standard">
      <style:text-properties officeooo:rsid="001e31d8" officeooo:paragraph-rsid="005f0f60"/>
    </style:style>
    <style:style style:name="P40" style:family="paragraph" style:parent-style-name="Standard">
      <style:text-properties officeooo:rsid="001fbce4" officeooo:paragraph-rsid="005f0f60"/>
    </style:style>
    <style:style style:name="P41" style:family="paragraph" style:parent-style-name="Standard">
      <style:text-properties officeooo:paragraph-rsid="005f0f60"/>
    </style:style>
    <style:style style:name="P42" style:family="paragraph" style:parent-style-name="Standard">
      <style:text-properties officeooo:rsid="006b9621" officeooo:paragraph-rsid="006b9621"/>
    </style:style>
    <style:style style:name="P43" style:family="paragraph" style:parent-style-name="Standard">
      <style:text-properties officeooo:rsid="006e701d" officeooo:paragraph-rsid="006e701d"/>
    </style:style>
    <style:style style:name="P44" style:family="paragraph" style:parent-style-name="Standard">
      <style:text-properties officeooo:rsid="0070522f" officeooo:paragraph-rsid="0070522f"/>
    </style:style>
    <style:style style:name="P4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4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86b97f"/>
    </style:style>
    <style:style style:name="P4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7fb09" officeooo:paragraph-rsid="0087fb09"/>
    </style:style>
    <style:style style:name="P4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442c7"/>
    </style:style>
    <style:style style:name="P4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5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5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52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5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53021"/>
    </style:style>
    <style:style style:name="P54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rsid="00353021" officeooo:paragraph-rsid="00353021"/>
    </style:style>
    <style:style style:name="P55" style:family="paragraph" style:parent-style-name="Standard" style:master-page-name="">
      <style:paragraph-properties fo:margin-left="0in" fo:margin-right="0in" fo:orphans="2" fo:widows="2" fo:text-indent="0in" style:auto-text-indent="false" style:page-number="auto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86b97f"/>
    </style:style>
    <style:style style:name="T1" style:family="text"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T2" style:family="text"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T3" style:family="text">
      <style:text-properties fo:font-variant="normal" fo:text-transform="none" fo:color="#242424" style:font-name="source-code-pro" fo:font-size="10.5pt" fo:letter-spacing="normal" fo:font-style="normal" fo:font-weight="normal" officeooo:rsid="001e6ad8"/>
    </style:style>
    <style:style style:name="T4" style:family="text">
      <style:text-properties fo:font-variant="normal" fo:text-transform="none" fo:color="#242424" style:font-name="source-code-pro" fo:font-size="10.5pt" fo:letter-spacing="normal" fo:font-style="normal" fo:font-weight="normal" officeooo:rsid="002a3ef0"/>
    </style:style>
    <style:style style:name="T5" style:family="text">
      <style:text-properties fo:font-variant="normal" fo:text-transform="none" fo:color="#242424" style:font-name="source-code-pro" fo:font-size="10.5pt" fo:letter-spacing="normal" fo:font-style="normal" fo:font-weight="normal" officeooo:rsid="003086f9"/>
    </style:style>
    <style:style style:name="T6" style:family="text">
      <style:text-properties fo:font-variant="normal" fo:text-transform="none" fo:color="#242424" style:font-name="source-code-pro" fo:font-size="10.5pt" fo:letter-spacing="normal" fo:font-style="normal" fo:font-weight="normal" officeooo:rsid="003276a3"/>
    </style:style>
    <style:style style:name="T7" style:family="text">
      <style:text-properties fo:font-variant="normal" fo:text-transform="none" fo:color="#242424" style:font-name="source-code-pro" fo:font-size="10.5pt" fo:letter-spacing="normal" fo:font-style="normal" fo:font-weight="normal" officeooo:rsid="003362f6"/>
    </style:style>
    <style:style style:name="T8" style:family="text">
      <style:text-properties fo:font-variant="normal" fo:text-transform="none" fo:color="#242424" style:font-name="source-code-pro" fo:font-size="10.5pt" fo:letter-spacing="normal" fo:font-style="normal" fo:font-weight="normal" officeooo:rsid="003442c7"/>
    </style:style>
    <style:style style:name="T9" style:family="text">
      <style:text-properties fo:font-variant="normal" fo:text-transform="none" fo:color="#242424" style:font-name="source-code-pro" fo:font-size="10.5pt" fo:letter-spacing="normal" fo:font-style="normal" fo:font-weight="normal" officeooo:rsid="0034c1c9"/>
    </style:style>
    <style:style style:name="T10" style:family="text">
      <style:text-properties fo:font-variant="normal" fo:text-transform="none" fo:color="#242424" style:font-name="source-code-pro" fo:font-size="10.5pt" fo:letter-spacing="normal" fo:font-style="normal" fo:font-weight="normal" officeooo:rsid="0039ebbc"/>
    </style:style>
    <style:style style:name="T11" style:family="text">
      <style:text-properties fo:font-variant="normal" fo:text-transform="none" fo:color="#242424" style:font-name="source-code-pro" fo:font-size="10.5pt" fo:letter-spacing="normal" fo:font-style="normal" fo:font-weight="normal" officeooo:rsid="003bc633"/>
    </style:style>
    <style:style style:name="T12" style:family="text">
      <style:text-properties fo:font-variant="normal" fo:text-transform="none" fo:color="#242424" style:font-name="source-code-pro" fo:font-size="10.5pt" fo:letter-spacing="normal" fo:font-style="normal" fo:font-weight="normal" officeooo:rsid="003cb9c8"/>
    </style:style>
    <style:style style:name="T13" style:family="text">
      <style:text-properties fo:font-variant="normal" fo:text-transform="none" fo:color="#242424" style:font-name="source-code-pro" fo:font-size="10.5pt" fo:letter-spacing="normal" fo:font-style="normal" fo:font-weight="normal" officeooo:rsid="00425021"/>
    </style:style>
    <style:style style:name="T14" style:family="text">
      <style:text-properties fo:font-variant="normal" fo:text-transform="none" fo:color="#242424" style:font-name="source-code-pro" fo:font-size="10.5pt" fo:letter-spacing="normal" fo:font-style="normal" fo:font-weight="normal" officeooo:rsid="004289d8"/>
    </style:style>
    <style:style style:name="T15" style:family="text">
      <style:text-properties fo:font-variant="normal" fo:text-transform="none" fo:color="#242424" style:font-name="source-code-pro" fo:font-size="10.5pt" fo:letter-spacing="normal" fo:font-style="normal" fo:font-weight="normal" officeooo:rsid="001e1dfd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6" style:family="text">
      <style:text-properties fo:font-variant="normal" fo:text-transform="none" fo:color="#242424" style:font-name="source-code-pro" fo:font-size="10.5pt" fo:letter-spacing="normal" fo:font-style="normal" fo:font-weight="normal" officeooo:rsid="0043f1fe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7" style:family="text">
      <style:text-properties fo:font-variant="normal" fo:text-transform="none" fo:color="#242424" style:font-name="source-code-pro" fo:font-size="10.5pt" fo:letter-spacing="normal" fo:font-style="normal" fo:font-weight="normal" officeooo:rsid="005546f9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8" style:family="text">
      <style:text-properties fo:font-variant="normal" fo:text-transform="none" fo:color="#242424" style:font-name="source-code-pro" fo:font-size="10.5pt" fo:letter-spacing="normal" fo:font-style="normal" fo:font-weight="normal" officeooo:rsid="00674dd7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9" style:family="text">
      <style:text-properties fo:font-variant="normal" fo:text-transform="none" fo:color="#242424" style:font-name="source-code-pro" fo:font-size="10.5pt" fo:letter-spacing="normal" fo:font-style="normal" fo:font-weight="normal" officeooo:rsid="0042ac3a" fo:background-color="transparent" loext:char-shading-value="0" style:font-size-asian="10.5pt" style:font-size-complex="10.5pt" loext:padding="0in" loext:border="none"/>
    </style:style>
    <style:style style:name="T20" style:family="text">
      <style:text-properties fo:font-variant="normal" fo:text-transform="none" fo:color="#242424" style:font-name="source-code-pro" fo:font-size="10.5pt" fo:letter-spacing="normal" fo:font-style="normal" fo:font-weight="normal" officeooo:rsid="004feeea" fo:background-color="transparent" loext:char-shading-value="0" style:font-size-asian="10.5pt" style:font-size-complex="10.5pt" loext:padding="0in" loext:border="none"/>
    </style:style>
    <style:style style:name="T21" style:family="text">
      <style:text-properties fo:font-variant="normal" fo:text-transform="none" fo:color="#242424" style:font-name="source-code-pro" fo:font-size="10.5pt" fo:letter-spacing="normal" fo:font-style="normal" fo:font-weight="normal" officeooo:rsid="0045d28c"/>
    </style:style>
    <style:style style:name="T22" style:family="text">
      <style:text-properties fo:font-variant="normal" fo:text-transform="none" fo:color="#242424" style:font-name="source-code-pro" fo:font-size="10.5pt" fo:letter-spacing="normal" fo:font-style="normal" fo:font-weight="normal" officeooo:rsid="00479a72"/>
    </style:style>
    <style:style style:name="T23" style:family="text">
      <style:text-properties fo:font-variant="normal" fo:text-transform="none" fo:color="#242424" style:font-name="source-code-pro" fo:font-size="10.5pt" fo:letter-spacing="normal" fo:font-style="normal" fo:font-weight="normal" officeooo:rsid="00481b59"/>
    </style:style>
    <style:style style:name="T24" style:family="text">
      <style:text-properties fo:font-variant="normal" fo:text-transform="none" fo:color="#242424" style:font-name="source-code-pro" fo:font-size="10.5pt" fo:letter-spacing="normal" fo:font-style="normal" fo:font-weight="normal" officeooo:rsid="004b6925"/>
    </style:style>
    <style:style style:name="T25" style:family="text">
      <style:text-properties fo:font-variant="normal" fo:text-transform="none" fo:color="#242424" style:font-name="source-code-pro" fo:font-size="10.5pt" fo:letter-spacing="normal" fo:font-style="normal" fo:font-weight="normal" officeooo:rsid="004cf716"/>
    </style:style>
    <style:style style:name="T26" style:family="text">
      <style:text-properties fo:font-variant="normal" fo:text-transform="none" fo:color="#242424" style:font-name="source-code-pro" fo:font-size="10.5pt" fo:letter-spacing="normal" fo:font-style="normal" fo:font-weight="normal" officeooo:rsid="005ece02"/>
    </style:style>
    <style:style style:name="T27" style:family="text">
      <style:text-properties fo:font-variant="normal" fo:text-transform="none" fo:color="#242424" style:font-name="source-code-pro" fo:font-size="10.5pt" fo:letter-spacing="normal" fo:font-style="normal" fo:font-weight="normal" officeooo:rsid="005ece02" fo:background-color="#fffffe" loext:char-shading-value="0"/>
    </style:style>
    <style:style style:name="T28" style:family="text">
      <style:text-properties fo:font-variant="normal" fo:text-transform="none" fo:color="#242424" style:font-name="source-code-pro" fo:font-size="10.5pt" fo:letter-spacing="normal" fo:font-style="normal" fo:font-weight="normal" officeooo:rsid="00639b93"/>
    </style:style>
    <style:style style:name="T29" style:family="text">
      <style:text-properties fo:font-variant="normal" fo:text-transform="none" fo:color="#242424" style:font-name="source-code-pro" fo:font-size="10.5pt" fo:letter-spacing="normal" fo:font-style="normal" fo:font-weight="normal" officeooo:rsid="0024c7c9"/>
    </style:style>
    <style:style style:name="T30" style:family="text">
      <style:text-properties fo:font-variant="normal" fo:text-transform="none" fo:color="#242424" style:font-name="source-code-pro" fo:font-size="10.5pt" fo:letter-spacing="normal" fo:font-style="normal" fo:font-weight="normal" officeooo:rsid="00778c62"/>
    </style:style>
    <style:style style:name="T31" style:family="text">
      <style:text-properties fo:font-variant="normal" fo:text-transform="none" fo:color="#242424" style:font-name="source-code-pro" fo:font-size="10.5pt" fo:letter-spacing="normal" fo:font-style="normal" fo:font-weight="normal" officeooo:rsid="007924ab"/>
    </style:style>
    <style:style style:name="T32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/>
    </style:style>
    <style:style style:name="T33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/>
    </style:style>
    <style:style style:name="T34" style:family="text">
      <style:text-properties fo:font-variant="normal" fo:text-transform="none" fo:color="#232629" style:font-name="ui-monospace" fo:font-size="9.75pt" fo:letter-spacing="normal" fo:font-style="normal" fo:font-weight="normal"/>
    </style:style>
    <style:style style:name="T35" style:family="text">
      <style:text-properties fo:font-variant="normal" fo:text-transform="none" fo:color="#232629" style:font-name="ui-monospace" fo:font-size="9.75pt" fo:letter-spacing="normal" fo:font-style="normal" fo:font-weight="normal" officeooo:rsid="003362f6"/>
    </style:style>
    <style:style style:name="T36" style:family="text">
      <style:text-properties fo:font-variant="normal" fo:text-transform="none" fo:color="#393f49" style:font-name="Roboto Mono" fo:font-size="10.5pt" fo:letter-spacing="normal" fo:font-style="normal" fo:font-weight="normal" officeooo:rsid="0004ada2" fo:background-color="transparent" loext:char-shading-value="0" style:font-size-asian="10.5pt" style:font-size-complex="10.5pt" loext:padding="0in" loext:border="none"/>
    </style:style>
    <style:style style:name="T37" style:family="text">
      <style:text-properties fo:font-variant="normal" fo:text-transform="none" fo:color="#393f49" style:font-name="Roboto Mono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38" style:family="text">
      <style:text-properties fo:font-variant="normal" fo:text-transform="none" fo:color="#393f49" style:font-name="Roboto Mono" fo:font-size="10.5pt" fo:letter-spacing="normal" fo:font-style="normal" fo:font-weight="normal" fo:background-color="transparent" loext:char-shading-value="0" style:font-size-asian="10.5pt" style:font-size-complex="10.5pt" loext:padding="0in" loext:border="none"/>
    </style:style>
    <style:style style:name="T39" style:family="text">
      <style:text-properties fo:font-variant="normal" fo:text-transform="none" fo:color="#393f49" style:font-name="Roboto Mono" fo:font-size="10.5pt" fo:letter-spacing="normal" fo:font-style="normal" fo:font-weight="normal" officeooo:rsid="005605cb" fo:background-color="transparent" loext:char-shading-value="0" style:font-size-asian="10.5pt" style:font-size-complex="10.5pt" loext:padding="0in" loext:border="none"/>
    </style:style>
    <style:style style:name="T40" style:family="text">
      <style:text-properties fo:font-variant="normal" fo:text-transform="none" fo:color="#393f49" style:font-name="Roboto Mono" fo:font-size="10.5pt" fo:letter-spacing="normal" fo:font-style="normal" fo:font-weight="normal" officeooo:rsid="001e4426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1" style:family="text">
      <style:text-properties fo:font-variant="normal" fo:text-transform="none" fo:color="#393f49" style:font-name="Roboto Mono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2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loext:padding="0in" loext:border="none"/>
    </style:style>
    <style:style style:name="T43" style:family="text">
      <style:text-properties fo:font-variant="normal" fo:text-transform="none" fo:color="#393f49" style:font-name="Roboto Mono" fo:font-size="8.25pt" fo:letter-spacing="normal" fo:font-style="normal" fo:font-weight="normal" fo:background-color="transparent" loext:char-shading-value="0" loext:padding="0in" loext:border="none"/>
    </style:style>
    <style:style style:name="T44" style:family="text">
      <style:text-properties fo:font-variant="normal" fo:text-transform="none" fo:color="#393f49" style:font-name="Roboto Mono" fo:font-size="8.25pt" fo:letter-spacing="normal" fo:font-style="normal" fo:font-weight="normal" officeooo:rsid="001fdaf0" fo:background-color="transparent" loext:char-shading-value="0" loext:padding="0in" loext:border="none"/>
    </style:style>
    <style:style style:name="T45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46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size-asian="10pt" style:font-style-asian="normal" style:font-weight-asian="normal" loext:padding="0in" loext:border="none"/>
    </style:style>
    <style:style style:name="T47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48" style:family="text">
      <style:text-properties fo:font-variant="normal" fo:text-transform="none" fo:color="#393f49" style:font-name="Roboto Mono" fo:font-size="8.25pt" fo:letter-spacing="normal" fo:font-style="normal" fo:font-weight="normal" officeooo:rsid="006b9621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49" style:family="text">
      <style:text-properties fo:font-variant="normal" fo:text-transform="none" fo:color="#393f49" style:font-name="Roboto Mono" fo:font-size="8.25pt" fo:letter-spacing="normal" fo:font-style="normal" fo:font-weight="normal" officeooo:rsid="00708acc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0" style:family="text">
      <style:text-properties fo:font-variant="normal" fo:text-transform="none" fo:color="#393f49" style:font-name="Roboto Mono" fo:font-size="8.25pt" fo:letter-spacing="normal" fo:font-style="normal" fo:font-weight="normal" officeooo:rsid="007165e2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1" style:family="text">
      <style:text-properties fo:font-variant="normal" fo:text-transform="none" fo:color="#0c0d0e" style:font-name="ui-monospace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52" style:family="text">
      <style:text-properties fo:font-variant="normal" fo:text-transform="none" fo:color="#3b4045" style:font-name="apple-system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53" style:family="text">
      <style:text-properties fo:font-variant="normal" fo:text-transform="none" fo:color="#a31515" style:font-name="source-code-pro" fo:font-size="10.5pt" fo:letter-spacing="normal" fo:font-style="normal" fo:font-weight="normal" officeooo:rsid="005ece02" fo:background-color="#fffffe" loext:char-shading-value="0"/>
    </style:style>
    <style:style style:name="T54" style:family="text">
      <style:text-properties fo:font-variant="normal" fo:text-transform="none" fo:color="#0451a5" style:font-name="source-code-pro" fo:font-size="10.5pt" fo:letter-spacing="normal" fo:font-style="normal" fo:font-weight="bold" officeooo:rsid="005ece02" fo:background-color="#fffffe" loext:char-shading-value="0"/>
    </style:style>
    <style:style style:name="T55" style:family="text">
      <style:text-properties fo:font-variant="normal" fo:text-transform="none" fo:color="#000000" style:font-name="source-code-pro" fo:font-size="10.5pt" fo:letter-spacing="normal" fo:font-style="normal" fo:font-weight="normal" officeooo:rsid="005ece02" fo:background-color="#fffffe" loext:char-shading-value="0"/>
    </style:style>
    <style:style style:name="T56" style:family="text">
      <style:text-properties fo:font-variant="normal" fo:text-transform="none" fo:color="#00627a" style:font-name="JetBrains Mono" fo:font-size="10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57" style:family="text">
      <style:text-properties fo:font-variant="normal" fo:text-transform="none" fo:color="#00627a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58" style:family="text">
      <style:text-properties fo:font-variant="normal" fo:text-transform="none" fo:color="#00627a" style:font-name="JetBrains Mono" fo:font-size="10pt" fo:letter-spacing="normal" fo:font-style="normal" fo:font-weight="normal" officeooo:rsid="00604e69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59" style:family="text">
      <style:text-properties fo:font-variant="normal" fo:text-transform="none" fo:color="#871094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0" style:family="text">
      <style:text-properties fo:color="#067d17" style:font-name="JetBrains Mono" fo:font-size="10pt" fo:font-style="normal" fo:font-weight="normal" officeooo:rsid="003362f6" style:font-size-asian="10pt" style:font-style-asian="normal" style:font-weight-asian="normal"/>
    </style:style>
    <style:style style:name="T61" style:family="text">
      <style:text-properties officeooo:rsid="003d39cf"/>
    </style:style>
    <style:style style:name="T62" style:family="text">
      <style:text-properties officeooo:rsid="003f228b"/>
    </style:style>
    <style:style style:name="T63" style:family="text">
      <style:text-properties officeooo:rsid="003f7c8f"/>
    </style:style>
    <style:style style:name="T64" style:family="text">
      <style:text-properties officeooo:rsid="004179c4"/>
    </style:style>
    <style:style style:name="T65" style:family="text">
      <style:text-properties officeooo:rsid="004eea4f"/>
    </style:style>
    <style:style style:name="T66" style:family="text">
      <style:text-properties officeooo:rsid="004f8971"/>
    </style:style>
    <style:style style:name="T67" style:family="text">
      <style:text-properties officeooo:rsid="005546f9"/>
    </style:style>
    <style:style style:name="T68" style:family="text">
      <style:text-properties fo:color="#393f49" style:font-name="Roboto Mono" fo:background-color="transparent" loext:char-shading-value="0" style:font-size-asian="10.5pt" style:font-size-complex="10.5pt" loext:padding="0in" loext:border="none"/>
    </style:style>
    <style:style style:name="T69" style:family="text">
      <style:text-properties officeooo:rsid="005ba398"/>
    </style:style>
    <style:style style:name="T70" style:family="text">
      <style:text-properties officeooo:rsid="0067e0c6"/>
    </style:style>
    <style:style style:name="T71" style:family="text">
      <style:text-properties officeooo:rsid="006cd766"/>
    </style:style>
    <style:style style:name="T72" style:family="text">
      <style:text-properties officeooo:rsid="006d9827"/>
    </style:style>
    <style:style style:name="T73" style:family="text">
      <style:text-properties officeooo:rsid="00778c62"/>
    </style:style>
    <style:style style:name="T74" style:family="text">
      <style:text-properties officeooo:rsid="007df547"/>
    </style:style>
    <style:style style:name="T75" style:family="text">
      <style:text-properties style:text-line-through-style="solid" style:text-line-through-type="single"/>
    </style:style>
    <style:style style:name="T76" style:family="text">
      <style:text-properties style:text-line-through-style="solid" style:text-line-through-type="single" officeooo:rsid="0087fb09"/>
    </style:style>
    <style:style style:name="T77" style:family="text">
      <style:text-properties style:text-line-through-style="none" style:text-line-through-type="none"/>
    </style:style>
    <style:style style:name="T78" style:family="text">
      <style:text-properties officeooo:rsid="0087fb09"/>
    </style:style>
    <style:style style:name="T79" style:family="text">
      <style:text-properties officeooo:rsid="008884c1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295828611456" text:id="ct94295828611456">
          <text:deletion>
            <office:change-info>
              <dc:creator>Unknown Author</dc:creator>
              <dc:date>2024-04-10T17:42:30</dc:date>
            </office:change-info>
            <text:p text:style-name="P25"/>
            <text:p text:style-name="P53"><text:span text:style-name="T32">B</text:span><text:span text:style-name="T33">uild docker image for inventory-service</text:span></text:p>
            <text:p text:style-name="P26">1. Билдиш проекта</text:p>
            <text:p text:style-name="P26">2. Копираш Джара в Докер папката</text:p>
            <text:p text:style-name="P54"><text:span text:style-name="T1">3. рънваш docker build -t </text:span><text:span text:style-name="T5">dpm6/</text:span><text:span text:style-name="T1">inventory:1.0.0-SNAPSHOT .</text:span></text:p>
            <text:p text:style-name="P26"/>
            <text:p text:style-name="P48"/>
          </text:deletion>
        </text:changed-region>
        <text:changed-region xml:id="ct94295828613616" text:id="ct94295828613616">
          <text:insertion>
            <office:change-info>
              <dc:creator>Unknown Author</dc:creator>
              <dc:date>2024-04-10T17:42:39</dc:date>
            </office:change-info>
          </text:insertion>
        </text:changed-region>
        <text:changed-region xml:id="ct94295828620256" text:id="ct94295828620256">
          <text:insertion>
            <office:change-info>
              <dc:creator>Unknown Author</dc:creator>
              <dc:date>2024-04-10T17:42:45</dc:date>
            </office:change-info>
          </text:insertion>
        </text:changed-region>
        <text:changed-region xml:id="ct94295828620496" text:id="ct94295828620496">
          <text:deletion>
            <office:change-info>
              <dc:creator>Unknown Author</dc:creator>
              <dc:date>2024-04-10T17:43:10</dc:date>
            </office:change-info>
            <text:p text:style-name="P31"><text:span text:style-name="T1"/></text:p>
            <text:p text:style-name="P27"/>
            <text:p text:style-name="P31"><text:span text:style-name="T1">docker build -t inventory:1.0.0-SNAPSHOT .</text:span></text:p>
          </text:deletion>
        </text:changed-region>
        <text:changed-region xml:id="ct94295828626496" text:id="ct94295828626496">
          <text:insertion>
            <office:change-info>
              <dc:creator>Unknown Author</dc:creator>
              <dc:date>2024-04-10T17:43:12</dc:date>
            </office:change-info>
          </text:insertion>
        </text:changed-region>
        <text:changed-region xml:id="ct94295828575872" text:id="ct94295828575872">
          <text:insertion>
            <office:change-info>
              <dc:creator>Unknown Author</dc:creator>
              <dc:date>2024-04-10T17:44:00</dc:date>
            </office:change-info>
          </text:insertion>
        </text:changed-region>
        <text:changed-region xml:id="ct94295828526720" text:id="ct94295828526720">
          <text:insertion>
            <office:change-info>
              <dc:creator>Unknown Author</dc:creator>
              <dc:date>2024-04-10T17:43:44</dc:date>
            </office:change-info>
          </text:insertion>
        </text:changed-region>
        <text:changed-region xml:id="ct94295828560096" text:id="ct94295828560096">
          <text:insertion>
            <office:change-info>
              <dc:creator>Unknown Author</dc:creator>
              <dc:date>2024-04-07T12:52:52</dc:date>
            </office:change-info>
          </text:insertion>
        </text:changed-region>
        <text:changed-region xml:id="ct94295828655088" text:id="ct94295828655088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295828663728" text:id="ct94295828663728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295828673728" text:id="ct94295828673728">
          <text:insertion>
            <office:change-info>
              <dc:creator>Unknown Author</dc:creator>
              <dc:date>2024-04-07T12:55:19</dc:date>
            </office:change-info>
          </text:insertion>
        </text:changed-region>
        <text:changed-region xml:id="ct94295828679536" text:id="ct94295828679536">
          <text:insertion>
            <office:change-info>
              <dc:creator>Unknown Author</dc:creator>
              <dc:date>2024-04-07T14:24:39</dc:date>
            </office:change-info>
          </text:insertion>
        </text:changed-region>
        <text:changed-region xml:id="ct94295828682464" text:id="ct94295828682464">
          <text:insertion>
            <office:change-info>
              <dc:creator>Unknown Author</dc:creator>
              <dc:date>2024-04-07T14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kubectl apply <text:s/>-f secrets.yml</text:p>
      <text:p text:style-name="P46">kubectl apply -f configmap.yml</text:p>
      <text:p text:style-name="P46"/>
      <text:p text:style-name="P46">kubectl apply -<text:span text:style-name="T78">f postgres-storage.yaml</text:span></text:p>
      <text:p text:style-name="P47">kubectl apply -f postgres-inventory.yaml</text:p>
      <text:p text:style-name="P47">kubectl apply -f inventory-<text:span text:style-name="T79">app</text:span>.yaml</text:p>
      <text:p text:style-name="P7"/>
      <text:p text:style-name="P7"/>
      <text:p text:style-name="P7"/>
      <text:p text:style-name="P7"/>
      <text:p text:style-name="P7">docker push localhost:32000/<text:span text:style-name="T74">dpm6/</text:span>inventory:1.0.0-SNAPSHOT</text:p>
      <text:p text:style-name="P7"/>
      <text:p text:style-name="P7">docker start postgres pgadmin <text:span text:style-name="T65">mongo-</text:span><text:span text:style-name="T66">profile mongo-purchase</text:span></text:p>
      <text:p text:style-name="P19"/>
      <text:p text:style-name="P20">--------------------</text:p>
      <text:p text:style-name="P35"/>
      <text:p text:style-name="P35">docker network create <text:span text:style-name="T73">inventory-</text:span>network</text:p>
      <text:p text:style-name="P35"/>
      <text:p text:style-name="P36"><text:span text:style-name="T2">docker run --name pgadmin -p 5050:80 -e 'PGADMIN_CONFIG_SERVER_MODE=False' -e 'PGADMIN_DEFAULT_EMAIL=admin@admin.com' -e 'PGADMIN_DEFAULT_PASSWORD=password' -d --</text:span><text:span text:style-name="T3">network </text:span><text:span text:style-name="T30">inventory-</text:span><text:span text:style-name="T2">network dpage/pgadmin4:7.6</text:span></text:p>
      <text:p text:style-name="P5"/>
      <text:p text:style-name="P4"><text:span text:style-name="T1">docker run -d --name </text:span><text:span text:style-name="T31">inventory-</text:span><text:span text:style-name="T1">postgres -e POSTGRES_PASSWORD=password -p 5432:5432 </text:span><text:span text:style-name="T2">--</text:span><text:span text:style-name="T3">network </text:span><text:span text:style-name="T30">inventory-</text:span><text:span text:style-name="T2">network </text:span><text:span text:style-name="T1">postgres:15.4</text:span></text:p>
      <text:p text:style-name="P22"/>
      <text:p text:style-name="P22">--------------------------------</text:p>
      <text:p text:style-name="P22"/>
      <text:p text:style-name="P6"/>
      <text:p text:style-name="P13">docker network create mongo-<text:span text:style-name="T67">profile-</text:span><text:span text:style-name="T69">network</text:span></text:p>
      <text:p text:style-name="P17"/>
      <text:p text:style-name="P13"/>
      <text:p text:style-name="P37"><text:span text:style-name="Source_20_Text"><text:span text:style-name="T36">docker run -d --network </text:span></text:span><text:span text:style-name="Source_20_Text"><text:span text:style-name="T19">mongo-</text:span></text:span><text:span text:style-name="Source_20_Text"><text:span text:style-name="T17">profile-network</text:span></text:span><text:span text:style-name="Source_20_Text"><text:span text:style-name="T20"> </text:span></text:span><text:span text:style-name="Source_20_Text"><text:span text:style-name="T40">-</text:span></text:span><text:span text:style-name="Source_20_Text"><text:span text:style-name="T41">v /home/dpm/CodingProjects/OnlineShop/accounts/create_user.js:/</text:span></text:span><text:span text:style-name="Source_20_Text"><text:span text:style-name="T52">docker-entrypoint-initdb.d/c</text:span></text:span><text:span text:style-name="Source_20_Text"><text:span text:style-name="T41">reate_user.js <text:s/></text:span></text:span><text:span text:style-name="Source_20_Text"><text:span text:style-name="T15">-p </text:span></text:span><text:span text:style-name="Source_20_Text"><text:span text:style-name="T16">2701</text:span></text:span><text:span text:style-name="Source_20_Text"><text:span text:style-name="T18">8</text:span></text:span><text:span text:style-name="Source_20_Text"><text:span text:style-name="T16">:27017</text:span></text:span><text:span text:style-name="Source_20_Text"><text:span text:style-name="T15"> <text:s/></text:span></text:span><text:span text:style-name="Source_20_Text"><text:span text:style-name="T36">--name mongo-</text:span></text:span><text:span text:style-name="Source_20_Text"><text:span text:style-name="T39">profile</text:span></text:span><text:span text:style-name="Source_20_Text"><text:span text:style-name="T36"> -</text:span></text:span><text:span text:style-name="Source_20_Text"><text:span text:style-name="T37">e </text:span></text:span><text:span text:style-name="Source_20_Text"><text:span text:style-name="T51">MONGO_INITDB_DATABASE</text:span></text:span><text:span text:style-name="Source_20_Text"><text:span text:style-name="T37">=profile_db</text:span></text:span><text:span text:style-name="Source_20_Text"><text:span text:style-name="T36"> </text:span></text:span><text:span text:style-name="Source_20_Text"><text:span text:style-name="T38">mongo:7.0.7-jammy</text:span></text:span></text:p>
      <text:p text:style-name="P12"/>
      <text:p text:style-name="P12"/>
      <text:p text:style-name="P6"/>
      <text:p text:style-name="P6">----------------------</text:p>
      <text:p text:style-name="P6"/>
      <text:p text:style-name="P14"/>
      <text:p text:style-name="P18">docker network create mongo-purchase-<text:span text:style-name="T67">network</text:span></text:p>
      <text:p text:style-name="P18"/>
      <text:p text:style-name="Standard">docker run -d --network mongo-purchase-network -v /home/dpm/CodingProjects/OnlineShop/Purchase/create_user.js:/docker-entrypoint-initdb.d/create_user.js <text:s/>-p 2701<text:span text:style-name="T70">9</text:span>:27017 <text:s/>--name mongo-purchase -e MONGO_INITDB_DATABASE=purchase_db mongo:7.0.7-jammy</text:p>
      <text:p text:style-name="P32"><text:soft-page-break/><text:span text:style-name="Source_20_Text"><text:span text:style-name="T68"/></text:span></text:p>
      <text:p text:style-name="P18">-----------------------------</text:p>
      <text:p text:style-name="P6"/>
      <text:p text:style-name="P28"><text:span text:style-name="T5">docker run <text:s/>-</text:span><text:span text:style-name="T8">d </text:span><text:span text:style-name="T5">--</text:span><text:span text:style-name="T8">name inventory-service</text:span><text:span text:style-name="T6"> -</text:span><text:span text:style-name="T7">e </text:span><text:span text:style-name="T34">SPRING_DATASOURCE_URL</text:span><text:span text:style-name="T35">=</text:span><text:span text:style-name="T60">jdbc:postgresql://postgres:5432/postgres</text:span><text:span text:style-name="T35"> -</text:span><text:span text:style-name="T6">p 8081:8081 --</text:span><text:span text:style-name="T9">network postgres-network</text:span><text:span text:style-name="T8"> </text:span><text:span text:style-name="T6">dpm6/</text:span><text:span text:style-name="T5">inventory:1.0.0-SNAPSHOT</text:span></text:p>
      <text:p text:style-name="P25"/>
      <text:p text:style-name="P25"/>
      <text:p text:style-name="P25">-------------------</text:p>
      <text:p text:style-name="P25"/>
      <text:p text:style-name="P25"><text:s text:c="4"/>docker swarm join --token SWMTKN-1-0m21qeqzl9pno2hw1t9vu318crm2hjzhuo67zr3upsdivzu7og-b8ik8lwd56zo3eaw1cq1118sj 192.168.100.12:2377</text:p>
      <text:p text:style-name="P25">----------<text:span text:style-name="T71">­------</text:span></text:p>
      <text:p text:style-name="P48"><text:change text:change-id="ct94295828611456"/></text:p>
      <text:p text:style-name="P26"><text:change-start text:change-id="ct94295828613616"/></text:p>
      <text:p text:style-name="P26"/>
      <text:p text:style-name="P26"><text:change-end text:change-id="ct94295828613616"/></text:p>
      <text:p text:style-name="P27">---------------</text:p>
      <text:p text:style-name="P27"/>
      <text:p text:style-name="P27">DROP Schema</text:p>
      <text:p text:style-name="P27"/>
      <text:p text:style-name="P27"/>
      <text:p text:style-name="P27">DROP SCHEMA IF EXISTS public CASCADE;</text:p>
      <text:p text:style-name="P27"/>
      <text:p text:style-name="P27">CREATE SCHEMA public;<text:change-start text:change-id="ct94295828620256"/></text:p>
      <text:p text:style-name="P27"/>
      <text:p text:style-name="P31"><text:change-end text:change-id="ct94295828620256"/><text:change text:change-id="ct94295828620496"/><text:change-start text:change-id="ct94295828626496"/>ssssssssssssssssssssssss</text:p>
      <text:p text:style-name="P6"/>
      <text:p text:style-name="P6"/>
      <text:p text:style-name="P6"/>
      <text:p text:style-name="P21"/>
      <text:p text:style-name="P21">-------------</text:p>
      <text:p text:style-name="P21">./gradlew clean build -x test</text:p>
      <text:p text:style-name="P21">docker build . -t dpm6/inventory:1.0.0-SNAPSHOT</text:p>
      <text:p text:style-name="P21"/>
      <text:p text:style-name="P2"><text:span text:style-name="T29">docker build . -t dpm6/</text:span><text:span text:style-name="T28">profiles</text:span><text:span text:style-name="T29">:1.0.0-SNAPSHOT</text:span><text:change-end text:change-id="ct94295828626496"/><text:change-start text:change-id="ct94295828575872"/></text:p>
      <text:p text:style-name="P21"/>
      <text:p text:style-name="P2"><text:span text:style-name="T29">docker build . -t dpm6/</text:span><text:span text:style-name="T28">purchases</text:span><text:span text:style-name="T29">:1.0.0-SNAPSHOT</text:span><text:change-end text:change-id="ct94295828575872"/></text:p>
      <text:p text:style-name="P21">---------<text:change-start text:change-id="ct94295828526720"/></text:p>
      <text:p text:style-name="P21"><text:change-end text:change-id="ct94295828526720"/><text:soft-page-break/></text:p>
      <text:p text:style-name="P8"/>
      <text:p text:style-name="P8"/>
      <text:p text:style-name="P8">docker compose up --force-recreate –renew-anon-volumes</text:p>
      <text:p text:style-name="P8">-----------------------------</text:p>
      <text:p text:style-name="P8"/>
      <text:p text:style-name="P8"/>
      <text:p text:style-name="P8">- Да се проверява за дуплициране при Post</text:p>
      <text:p text:style-name="P8"/>
      <text:p text:style-name="P8"/>
      <text:p text:style-name="P29"><text:span text:style-name="T1">- </text:span><text:span text:style-name="T4">Как се проверяват параметрите при рикуестите – </text:span><text:span text:style-name="T10">дали имат всички полета (ДТО-тата)</text:span></text:p>
      <text:p text:style-name="P2"><text:span text:style-name="T10">- </text:span><text:span text:style-name="T11">Може ли DTO-то да има име различно от Json parameter-а</text:span></text:p>
      <text:p text:style-name="P10"/>
      <text:p text:style-name="P2"><text:span text:style-name="T11">- </text:span><text:span text:style-name="T12">Как да се релоудва кодът със Спринг без постоянно да пускам и да спирам приложението</text:span></text:p>
      <text:p text:style-name="P9"/>
      <text:p text:style-name="P9"/>
      <text:p text:style-name="P8">- <text:span text:style-name="T61">Абстрактен сървис за комуникация с repositroy . Така няма да се пише за всеки клас</text:span></text:p>
      <text:p text:style-name="P8"/>
      <text:p text:style-name="P8">- <text:span text:style-name="T62">Spring data?</text:span></text:p>
      <text:p text:style-name="P8"/>
      <text:p text:style-name="P8">- <text:span text:style-name="T62">Spring data rest?</text:span></text:p>
      <text:p text:style-name="P8"/>
      <text:p text:style-name="P8">- <text:span text:style-name="T63">add pagination??</text:span></text:p>
      <text:p text:style-name="P8">- <text:a xlink:type="simple" xlink:href="https://stackoverflow.com/questions/74874198/how-to-ignore-field-column-only-when-return-response-from-spring-boot" text:style-name="Internet_20_link" text:visited-style-name="Visited_20_Internet_20_Link">https://stackoverflow.com/questions/74874198/how-to-ignore-field-column-only-when-return-response-from-spring-boot</text:a> – <text:span text:style-name="T64">JSONVIew </text:span></text:p>
      <text:p text:style-name="P8"/>
      <text:p text:style-name="P1"><text:span text:style-name="T1">- </text:span><text:span text:style-name="T13">swagger</text:span></text:p>
      <text:p text:style-name="P11">- create CREATE and POST dto (not containing id). We have to update mappers also</text:p>
      <text:p text:style-name="P1"><text:span text:style-name="T13">- </text:span><text:span text:style-name="T14">Java Virtual threads</text:span></text:p>
      <text:p text:style-name="P1"><text:span text:style-name="T14">- </text:span><text:span text:style-name="T21">Да прочета за Монго</text:span></text:p>
      <text:p text:style-name="P15"/>
      <text:p text:style-name="P1"><text:span text:style-name="T14">- </text:span><text:span text:style-name="T22">Spring – bean scopes (for example request)</text:span></text:p>
      <text:p text:style-name="P16"/>
      <text:p text:style-name="P1"><text:span text:style-name="T22">- </text:span><text:span text:style-name="T23">Как да дебъгваме Reactive нещата в Спринг? Стактрейсовете са ужас</text:span></text:p>
      <text:p text:style-name="P1"><text:span text:style-name="T23">- </text:span><text:span text:style-name="T24">hibernate cache? First/Second level</text:span></text:p>
      <text:p text:style-name="P1"><text:span text:style-name="T24">- </text:span><text:span text:style-name="T25">Map reactive errors to structures ones (defined json by us)</text:span></text:p>
      <text:p text:style-name="P23"/>
      <text:p text:style-name="P1"><text:span text:style-name="T25">- </text:span><text:change-start text:change-id="ct94295828560096"/><text:span text:style-name="T26">ControllerAdvice – </text:span><text:change-end text:change-id="ct94295828560096"/><text:change-start text:change-id="ct94295828655088"/><text:span text:style-name="T26">samo na opredelen kontroller?</text:span></text:p>
      <text:p text:style-name="P1"><text:span text:style-name="T26">- </text:span><text:span text:style-name="T53">"additionalInformation"</text:span><text:span text:style-name="T55">: </text:span><text:span text:style-name="T54">null</text:span><text:span text:style-name="T27"> v error message e null</text:span></text:p>
      <text:p text:style-name="P24"/>
      <text:p text:style-name="P39">Check whether an object exists only i.e. get only the id</text:p>
      <text:p text:style-name="P40"/>
      <text:p text:style-name="P40">ID-тата да са Стрингове и то с префикс ( да се различават)<text:change-end text:change-id="ct94295828655088"/></text:p>
      <text:p text:style-name="P41"/>
      <text:p text:style-name="P41"/>
      <text:p text:style-name="P42"><text:s/><text:span text:style-name="T72">Stateful loadbalances – support cockies, etc</text:span></text:p>
      <text:p text:style-name="P42"/>
      <text:p text:style-name="P42"><text:soft-page-break/></text:p>
      <text:p text:style-name="P43">Layer 3 vs layer 4 vs layer 7 loadbalance</text:p>
      <text:p text:style-name="P43"/>
      <text:p text:style-name="P44">Why telnet doesn’t resolve localhost??? The same for docker swarm<text:change-start text:change-id="ct94295828663728"/></text:p>
      <text:p text:style-name="P38"><text:span text:style-name="Source_20_Text"><text:span text:style-name="T43">- </text:span></text:span><text:span text:style-name="Source_20_Text"><text:span text:style-name="T44">Добавяне на Idempotent Key – ако се изпрати пак рикуеста да не се създаде нова поръчка примерно</text:span></text:span></text:p>
      <text:p text:style-name="P34"><text:span text:style-name="Source_20_Text"><text:span text:style-name="T42">– как се съхраняват timestamps в базата?</text:span></text:span><text:change-end text:change-id="ct94295828663728"/><text:change-start text:change-id="ct94295828673728"/></text:p>
      <text:p text:style-name="P34"><text:span text:style-name="Source_20_Text"><text:span text:style-name="T42"/></text:span></text:p>
      <text:p text:style-name="P33"><text:span text:style-name="Source_20_Text"><text:span text:style-name="T42">- </text:span></text:span><text:span text:style-name="Source_20_Text"><text:span text:style-name="T56">removeInventory – </text:span></text:span><text:span text:style-name="Source_20_Text"><text:span text:style-name="T57">kak v </text:span></text:span><text:span text:style-name="Source_20_Text"><text:span text:style-name="T59">inventoryRepository</text:span></text:span></text:p>
      <text:p text:style-name="P3"><text:span text:style-name="Source_20_Text"><text:span text:style-name="T57"><text:s/>da tursq repositorita samo koito imat itemId??? </text:span></text:span><text:span text:style-name="Source_20_Text"><text:span text:style-name="T58">s JPA?</text:span></text:span></text:p>
      <text:p text:style-name="P30"><text:change-end text:change-id="ct94295828673728"/><text:change-start text:change-id="ct94295828679536"/><text:span text:style-name="Source_20_Text"><text:span text:style-name="T42"/></text:span></text:p>
      <text:p text:style-name="P30"><text:span text:style-name="Source_20_Text"><text:span text:style-name="T42"/></text:span></text:p>
      <text:p text:style-name="P3"><text:span text:style-name="Source_20_Text"><text:span text:style-name="T42">- </text:span></text:span><text:span text:style-name="Source_20_Text"><text:span text:style-name="T56">createPurchase</text:span></text:span><text:span text:style-name="Source_20_Text"><text:span text:style-name="T45"> </text:span></text:span><text:span text:style-name="Source_20_Text"><text:span text:style-name="T46">v purchase service mi vrushta typ response ako go </text:span></text:span><text:span text:style-name="Source_20_Text"><text:span text:style-name="T47">ima problem – da go opra</text:span></text:span><text:change-end text:change-id="ct94295828679536"/><text:change-start text:change-id="ct94295828682464"/><text:span text:style-name="Source_20_Text"><text:span text:style-name="T47">vq. Stacktrac ne pomaga изобщо</text:span></text:span><text:change-end text:change-id="ct94295828682464"/><text:span text:style-name="Source_20_Text"><text:span text:style-name="T47"><text:line-break/><text:line-break/><text:line-break/>- </text:span></text:span><text:span text:style-name="Source_20_Text"><text:span text:style-name="T48">Да разгледам </text:span></text:span><text:a xlink:type="simple" xlink:href="https://multipass.run/" text:style-name="Internet_20_link" text:visited-style-name="Visited_20_Internet_20_Link"><text:span text:style-name="Source_20_Text">https://multipass.run/</text:span></text:a><text:span text:style-name="Source_20_Text"><text:span text:style-name="T48"> (за създаване на виртуални машини). Навремето се е използвало Docker machines</text:span></text:span></text:p>
      <text:p text:style-name="P3"><text:span text:style-name="Source_20_Text"><text:span text:style-name="T48"/></text:span></text:p>
      <text:p text:style-name="P3"><text:span text:style-name="Source_20_Text"><text:span text:style-name="T48">- </text:span></text:span><text:span text:style-name="Source_20_Text"><text:span text:style-name="T49">Kubernetes UI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Helm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Kubernetes namespaces and contexts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</text:span></text:span><text:span text:style-name="Source_20_Text"><text:span text:style-name="T50">Service mesh</text:span></text:span></text:p>
      <text:p text:style-name="P3"><text:span text:style-name="Source_20_Text"><text:span text:style-name="T50"/></text:span></text:p>
      <text:p text:style-name="P3"><text:span text:style-name="Source_20_Text"><text:span text:style-name="T50"/></text:span></text:p>
      <text:p text:style-name="P3"><text:a xlink:type="simple" xlink:href="https://docs.jboss.org/hibernate/orm/6.5/userguide/html_single/Hibernate_User_Guide.html#locking" text:style-name="Internet_20_link" text:visited-style-name="Visited_20_Internet_20_Link"><text:span text:style-name="Source_20_Text"><text:span text:style-name="T50">https://docs.jboss.org/hibernate/orm/6.5/userguide/html_single/Hibernate_User_Guide.html#locking</text:span></text:span></text:a></text:p>
      <text:p text:style-name="P3"><text:span text:style-name="Source_20_Text"><text:span text:style-name="T50"/></text:span></text:p>
      <text:p text:style-name="P3"><text:span text:style-name="Source_20_Text"><text:span text:style-name="T5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/>
    <style:font-face style:name="Lohit Devanagari1" svg:font-family="'Lohit Devanagari'"/>
    <style:font-face style:name="Roboto Mono" svg:font-family="'Roboto Mono', consolas, monaco, monospace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7:16:21.243488591</meta:creation-date>
    <meta:generator>LibreOffice/6.4.7.2$Linux_X86_64 LibreOffice_project/40$Build-2</meta:generator>
    <dc:date>2024-08-11T20:33:58.062463122</dc:date>
    <meta:editing-duration>P29DT19H45M17S</meta:editing-duration>
    <meta:editing-cycles>84</meta:editing-cycles>
    <meta:document-statistic meta:table-count="0" meta:image-count="0" meta:object-count="0" meta:page-count="5" meta:paragraph-count="69" meta:word-count="459" meta:character-count="3945" meta:non-whitespace-character-count="3545"/>
  </office:meta>
</office:document-meta>
</file>